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face style:name="Lato-Regular" svg:font-family="Lato-Regular" style:font-family-generic="roman"/>
    <style:font-face style:name="Liberation Serif" svg:font-family="'Liberation Serif'" style:font-family-generic="roman"/>
    <style:font-face style:name="Symbol1" svg:font-family="Symbol" style:font-family-generic="roman"/>
    <style:font-face style:name="Times New Roman" svg:font-family="'Times New Roman'" style:font-family-generic="roman"/>
    <style:font-face style:name="Adobe Garamond Pro" svg:font-family="'Adobe Garamond Pr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margin-left="0in" fo:margin-right="0in" fo:text-align="start" style:justify-single-word="false" fo:orphans="2" fo:widows="2" fo:text-indent="0in" style:auto-text-indent="false" style:writing-mode="lr-tb"/>
    </style:style>
    <style:style style:name="P3" style:family="paragraph" style:parent-style-name="Standard">
      <style:paragraph-properties fo:margin-left="0in" fo:margin-right="0in" fo:text-align="start" style:justify-single-word="false" fo:orphans="2" fo:widows="2" fo:text-indent="0in" style:auto-text-indent="false" style:writing-mode="lr-tb"/>
      <style:text-properties style:font-name="Times New Roman"/>
    </style:style>
    <style:style style:name="P4" style:family="paragraph" style:parent-style-name="Standard">
      <style:paragraph-properties fo:margin-left="0in" fo:margin-right="0in" fo:text-align="start" style:justify-single-word="false" fo:orphans="2" fo:widows="2" fo:text-indent="0in" style:auto-text-indent="false" style:writing-mode="lr-tb"/>
      <style:text-properties style:font-name="Lato-Regular" fo:font-size="8pt" style:font-size-asian="8pt"/>
    </style:style>
    <style:style style:name="P5" style:family="paragraph" style:parent-style-name="Standard">
      <style:paragraph-properties fo:margin-left="0in" fo:margin-right="0in" fo:text-align="start" style:justify-single-word="false" fo:orphans="2" fo:widows="2" fo:text-indent="0in" style:auto-text-indent="false" style:writing-mode="lr-tb"/>
      <style:text-properties style:font-name="Calibri" fo:font-size="11pt" style:font-size-asian="11pt"/>
    </style:style>
    <style:style style:name="P6" style:family="paragraph" style:parent-style-name="Standard">
      <style:paragraph-properties fo:margin-left="0in" fo:margin-right="0in" fo:text-align="start" style:justify-single-word="false" fo:orphans="2" fo:widows="2" fo:text-indent="0in" style:auto-text-indent="false" style:writing-mode="lr-tb"/>
      <style:text-properties fo:color="#bf0041" loext:opacity="100%" style:font-name="Calibri" fo:font-size="11pt" style:font-size-asian="11pt" style:font-name-complex="Times New Roman1"/>
    </style:style>
    <style:style style:name="P7" style:family="paragraph" style:parent-style-name="Standard">
      <style:paragraph-properties fo:margin-left="0in" fo:margin-right="0in" fo:text-align="start" style:justify-single-word="false" fo:orphans="2" fo:widows="2" fo:text-indent="0in" style:auto-text-indent="false" style:writing-mode="lr-tb"/>
      <style:text-properties fo:color="#bf0041" loext:opacity="100%" style:font-name="Calibri" fo:font-size="11pt" style:font-size-asian="11pt"/>
    </style:style>
    <style:style style:name="P8" style:family="paragraph" style:parent-style-name="Standard">
      <style:paragraph-properties fo:margin-left="0in" fo:margin-right="0in" fo:text-align="start" style:justify-single-word="false" fo:orphans="2" fo:widows="2" fo:text-indent="0in" style:auto-text-indent="false" style:writing-mode="lr-tb"/>
      <style:text-properties fo:color="#bf0041" loext:opacity="100%" style:font-name="Calibri" fo:font-size="11pt" officeooo:rsid="00005f95" officeooo:paragraph-rsid="00005f95" style:font-size-asian="11pt"/>
    </style:style>
    <style:style style:name="P9" style:family="paragraph" style:parent-style-name="Standard">
      <style:paragraph-properties fo:margin-left="0in" fo:margin-right="0in" fo:text-align="start" style:justify-single-word="false" fo:orphans="2" fo:widows="2" fo:text-indent="0in" style:auto-text-indent="false" style:writing-mode="lr-tb"/>
      <style:text-properties fo:color="#000000" loext:opacity="100%" style:font-name="Calibri" fo:font-size="11pt" style:font-size-asian="11pt"/>
    </style:style>
    <style:style style:name="P10" style:family="paragraph" style:parent-style-name="Standard">
      <style:paragraph-properties fo:margin-left="0in" fo:margin-right="0in" fo:text-align="start" style:justify-single-word="false" fo:orphans="2" fo:widows="2" fo:text-indent="0in" style:auto-text-indent="false" style:writing-mode="lr-tb"/>
      <style:text-properties fo:color="#000000" loext:opacity="100%"/>
    </style:style>
    <style:style style:name="P11" style:family="paragraph" style:parent-style-name="Standard">
      <style:paragraph-properties fo:margin-left="0in" fo:margin-right="0in" fo:text-align="start" style:justify-single-word="false" fo:orphans="2" fo:widows="2" fo:text-indent="0in" style:auto-text-indent="false" style:writing-mode="lr-tb"/>
      <style:text-properties style:font-name="Calibri" fo:font-size="11pt" style:font-size-asian="11pt"/>
    </style:style>
    <style:style style:name="P12" style:family="paragraph" style:parent-style-name="Standard">
      <style:paragraph-properties fo:margin-left="0in" fo:margin-right="0in" fo:text-align="start" style:justify-single-word="false" fo:orphans="2" fo:widows="2" fo:text-indent="0in" style:auto-text-indent="false" style:writing-mode="lr-tb"/>
      <style:text-properties fo:color="#bf0041" loext:opacity="100%" style:font-name="Calibri" fo:font-size="11pt" style:font-size-asian="11pt"/>
    </style:style>
    <style:style style:name="P13" style:family="paragraph" style:parent-style-name="Standard">
      <style:paragraph-properties fo:margin-left="0in" fo:margin-right="0in" fo:text-align="start" style:justify-single-word="false" fo:orphans="2" fo:widows="2" fo:text-indent="0in" style:auto-text-indent="false" style:writing-mode="lr-tb"/>
      <style:text-properties fo:color="#bf0041" loext:opacity="100%" style:font-name="Calibri" fo:font-size="11pt" officeooo:rsid="00005f95" officeooo:paragraph-rsid="00005f95" style:font-size-asian="11pt"/>
    </style:style>
    <style:style style:name="P14" style:family="paragraph" style:parent-style-name="Standard">
      <style:paragraph-properties fo:margin-left="0in" fo:margin-right="0in" fo:text-align="start" style:justify-single-word="false" fo:orphans="2" fo:widows="2" fo:text-indent="0in" style:auto-text-indent="false" style:writing-mode="lr-tb"/>
      <style:text-properties fo:color="#bf0041" loext:opacity="100%" style:font-name="Calibri" fo:font-size="11pt" officeooo:rsid="0001bd2f" officeooo:paragraph-rsid="0001bd2f" style:font-size-asian="11pt"/>
    </style:style>
    <style:style style:name="P15" style:family="paragraph" style:parent-style-name="Standard">
      <style:paragraph-properties fo:margin-left="0in" fo:margin-right="0in" fo:text-align="start" style:justify-single-word="false" fo:orphans="2" fo:widows="2" fo:text-indent="0in" style:auto-text-indent="false" style:writing-mode="lr-tb"/>
      <style:text-properties fo:color="#000000" loext:opacity="100%" style:font-name="Calibri" fo:font-size="11pt" style:font-size-asian="11pt" style:font-name-complex="Times New Roman1"/>
    </style:style>
    <style:style style:name="P16" style:family="paragraph" style:parent-style-name="Standard">
      <style:paragraph-properties fo:margin-left="0in" fo:margin-right="0in" fo:text-align="start" style:justify-single-word="false" fo:orphans="2" fo:widows="2" fo:text-indent="0in" style:auto-text-indent="false" style:writing-mode="lr-tb"/>
      <style:text-properties fo:color="#000000" loext:opacity="100%" style:font-name="Calibri" fo:font-size="11pt" style:font-size-asian="11pt"/>
    </style:style>
    <style:style style:name="P17" style:family="paragraph" style:parent-style-name="Standard">
      <style:paragraph-properties fo:margin-left="0in" fo:margin-right="0in" fo:text-align="start" style:justify-single-word="false" fo:orphans="2" fo:widows="2" fo:text-indent="0in" style:auto-text-indent="false" style:writing-mode="lr-tb"/>
      <style:text-properties fo:color="#c9211e" loext:opacity="100%" style:font-name="Calibri" fo:font-size="11pt" style:font-size-asian="11pt"/>
    </style:style>
    <style:style style:name="P18" style:family="paragraph" style:parent-style-name="Standard">
      <style:paragraph-properties fo:text-align="start" style:justify-single-word="false" style:writing-mode="lr-tb"/>
      <style:text-properties style:font-name="Calibri" fo:font-size="11pt" style:font-size-asian="11pt"/>
    </style:style>
    <style:style style:name="T1" style:family="text">
      <style:text-properties fo:font-variant="normal" fo:text-transform="none" fo:color="#222222" loext:opacity="100%" fo:font-size="12pt" fo:letter-spacing="normal" fo:font-style="normal" fo:font-weight="normal" style:font-size-asian="12pt" style:font-style-asian="normal" style:font-weight-asian="normal"/>
    </style:style>
    <style:style style:name="T2" style:family="text">
      <style:text-properties fo:font-variant="normal" fo:text-transform="none" fo:color="#222222" loext:opacity="100%" fo:font-size="12pt" fo:letter-spacing="normal" fo:font-style="normal" fo:font-weight="normal" fo:background-color="#ffff00" loext:char-shading-value="0" style:font-size-asian="12pt" style:font-style-asian="normal" style:font-weight-asian="normal"/>
    </style:style>
    <style:style style:name="T3" style:family="text">
      <style:text-properties fo:font-variant="normal" fo:text-transform="none" fo:color="#bf0041" loext:opacity="100%" fo:font-size="12pt" fo:letter-spacing="normal" fo:font-style="normal" fo:font-weight="normal" style:font-size-asian="12pt" style:font-style-asian="normal" style:font-weight-asian="normal"/>
    </style:style>
    <style:style style:name="T4" style:family="text">
      <style:text-properties fo:font-variant="normal" fo:text-transform="none" fo:color="#bf0041" loext:opacity="100%" fo:font-size="12pt" fo:letter-spacing="normal" fo:font-style="normal" fo:font-weight="normal" style:font-name-asian="Adobe Garamond Pro" style:font-size-asian="12pt" style:font-style-asian="normal" style:font-weight-asian="normal" style:font-name-complex="Times New Roman1"/>
    </style:style>
    <style:style style:name="T5" style:family="text">
      <style:text-properties fo:font-variant="normal" fo:text-transform="none" fo:color="#bf0041" loext:opacity="1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text-emphasize="none"/>
    </style:style>
    <style:style style:name="T6" style:family="text">
      <style:text-properties fo:color="#bf0041" loext:opacity="100%"/>
    </style:style>
    <style:style style:name="T7" style:family="text">
      <style:text-properties fo:color="#bf0041" loext:opacity="1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text-emphasize="none"/>
    </style:style>
    <style:style style:name="T8" style:family="text">
      <style:text-properties fo:color="#bf0041" loext:opacity="100%" style:text-outline="false" style:text-line-through-style="none" style:text-line-through-type="none" fo:font-size="11pt" fo:letter-spacing="normal" fo:font-style="normal" fo:text-shadow="none" style:text-underline-style="none" fo:font-weight="normal" style:letter-kerning="false" style:font-size-asian="11pt" style:font-style-asian="normal" style:font-weight-asian="normal" style:text-emphasize="none"/>
    </style:style>
    <style:style style:name="T9" style:family="text">
      <style:text-properties style:use-window-font-color="true" loext:opacity="0%" style:text-outline="false" style:text-line-through-style="none" style:text-line-through-type="none" style:font-name="Liberation Serif" fo:font-size="11pt" fo:letter-spacing="normal" fo:font-style="normal" fo:text-shadow="none" style:text-underline-style="none" fo:font-weight="normal" style:letter-kerning="false" style:font-size-asian="11pt" style:font-style-asian="normal" style:font-weight-asian="normal" style:text-emphasize="none"/>
    </style:style>
    <style:style style:name="T10" style:family="text">
      <style:text-properties style:font-name="Calibri" fo:font-size="11pt" style:font-size-asian="11pt"/>
    </style:style>
    <style:style style:name="T11" style:family="text">
      <style:text-properties fo:color="#000000" loext:opacity="100%" style:font-name="Calibri" fo:font-size="11pt" style:font-size-asian="11pt"/>
    </style:style>
    <style:style style:name="T12" style:family="text">
      <style:text-properties fo:color="#000000" loext:opacity="100%" style:font-name="Calibri" fo:font-size="11pt" fo:font-style="italic" style:font-size-asian="11pt" style:font-style-asian="italic"/>
    </style:style>
    <style:style style:name="T13"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letter-kerning="true" style:font-name-asian="NSimSun" style:font-size-asian="10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style>
    <style:style style:name="T14" style:family="text">
      <style:text-properties fo:font-variant="normal" fo:text-transform="none" fo:color="#000000" loext:opacity="100%" style:text-outline="false" style:text-line-through-style="none" style:text-line-through-type="none" style:text-position="0% 100%" style:font-name="Symbol1" fo:font-size="10pt" fo:letter-spacing="normal" fo:language="en" fo:country="US" fo:font-style="normal" fo:text-shadow="none" style:text-underline-style="none" fo:font-weight="normal" style:letter-kerning="true" style:font-name-asian="NSimSun" style:font-size-asian="10pt" style:language-asian="zh" style:country-asian="CN" style:font-style-asian="normal" style:font-weight-asian="normal" style:font-name-complex="Symbol" style:font-size-complex="12pt" style:language-complex="hi" style:country-complex="IN" style:font-style-complex="normal" style:font-weight-complex="normal" style:text-emphasize="none" style:text-scale="100%" style:font-relief="none"/>
    </style:style>
    <style:style style:name="T15"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letter-kerning="true" style:font-name-asian="NSimSun" style:font-size-asian="10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Recommendation by the Subject Editor (Prof. Bente Graae):</text:span><text:line-break/><text:line-break/><text:span text:style-name="T1">Dear Authors,</text:span><text:line-break/><text:line-break/><text:span text:style-name="T1">I am sorry we at Oikos has to reject your manuscript at this time. We had two very qualified reviewers for your manuscript, one was very negative and the other very positive. Going through the manus and the comments, it is my assessment that there are some of the critique from reviewer 1 that can be met by revising the text, but there are also issues with the selection of few flowers and with looking for correlations with soil microclimate (measured during the season for temperature and only once for soil moisture) for these flowers. </text:span><office:annotation office:name="__Annotation__816_3492488681" loext:resolved="false"><dc:creator>Alicia Valdés</dc:creator><dc:date>2021-03-22T12:35:40</dc:date><meta:creator-initials>AV</meta:creator-initials><text:p><text:span text:style-name="T13">Acknowledge in the text, but say how it could be related (examples?)</text:span></text:p></office:annotation><text:span text:style-name="T1">Daily mean temperatures in the soil may not reflect the microclimate of the flowers very well.</text:span><office:annotation-end office:name="__Annotation__816_3492488681"/><text:span text:style-name="T1"> One solution to this could be to try to model what the microclimate would have been at flower sites by comparing soil temperatures with flower temperatures but that will take more measurements. </text:span><office:annotation office:name="__Annotation__823_3492488681" loext:resolved="false"><dc:creator>Alicia Valdés</dc:creator><dc:date>2021-03-22T12:36:55</dc:date><meta:creator-initials>AV</meta:creator-initials><text:p><text:span text:style-name="T13">?</text:span></text:p></office:annotation><text:span text:style-name="T1">In light of this it is also surprising, as the reviewer 1 points out, that you are not looking at the whole plant responses to this microclimate measurements.</text:span><office:annotation-end office:name="__Annotation__823_3492488681"/><text:line-break/><text:span text:style-name="T1">The second reviewer were much more constructive and provided an extensive description of how to improve your text and suggestions to the statistical analyses. My recommendation is though to reject the paper and I hope that you can find these comments useful for submitting the paper to another journal</text:span><text:line-break/><text:line-break/><text:span text:style-name="T1">Sincerely</text:span><text:line-break/><text:line-break/><text:span text:style-name="T1">Bente Graae</text:span><text:line-break/><text:line-break/><text:span text:style-name="T1">Reviewer(s)' Comments to Author:</text:span><text:line-break/><text:span text:style-name="T1">Reviewer: 1</text:span><text:line-break/><text:line-break/><text:span text:style-name="T1">Comments to the Author</text:span><text:line-break/><text:span text:style-name="T1">Please find the revision attached.</text:span><text:line-break/><text:line-break/><text:span text:style-name="T1">Reviewer: 2</text:span><text:line-break/><text:line-break/><text:span text:style-name="T1">Comments to the Author</text:span><text:line-break/><text:span text:style-name="T1">The authors investigated effects of microclimatic variation on the reproductive success of a plant species, either direct or indirect via changes in oviposition by a butterfly. They also tested whether this oviposition was directly influenced by the microclimate or indirectly via changes in the phenology of the focal or neighboring plants and the density of the latter as well in the abundance of caterpillar-tending ants. </text:span><text:span text:style-name="T2">I find this a highly interesting topic, as indeed such multiple and interacting indirect effects are too often overlooked in ecological studies.</text:span><text:span text:style-name="T1"> </text:span><text:span text:style-name="T2">The study is relevant given the potential for climate change to act on plant populations not only via changes in large-scale temperature and moisture regimes but also in microclimatic conditions.</text:span><text:span text:style-name="T1"> </text:span><text:span text:style-name="T2">I would also like to commend the authors for using an ambitious SEM to test their inherently highly multivariate hypothesis. The sort of questions the authors address here is what SEM is made for, so I was glad to see that they did not resort to a series of univariate models.</text:span><text:span text:style-name="T1"> I also found the introduction and discussion refreshingly short and to-the-point. Even though many good things can be said about this manuscript, I did come across some issues that I would need to see resolved before I can recommend it for publication in Oikos. As you can see, my list of detailed comments is long, but I expect the authors to be able to readily address most of them. My main issues would be the apparent lack of consideration of spatial autocorrelation in the statistical analyses and its potential consequences, some choices regarding the construction of the SEM that would need some explanation, and a few instances in which I am not sure the interpretation of the results is correct. I refer to my comments listed below by line number for more details.</text:span><text:line-break/><text:soft-page-break/><text:line-break/><text:span text:style-name="T1">Detailed comments:</text:span><text:line-break/><text:span text:style-name="T1">- Title: This is just a suggestion, but I personally always prefer </text:span><text:span text:style-name="T2">titles that give a short summary of the main result of the paper</text:span><text:span text:style-name="T1">. Thus, rather than saying there were “indirect effects”, you could try to specify the nature and direction of these effects. An example could be: </text:span><text:span text:style-name="T2">“A warmer microclimate reduces plant reproductive performance by increasing seed predation”</text:span><text:span text:style-name="T1">.</text:span><text:line-break/><text:span text:style-name="T6">Could be worth considering a title highlighting the main finding.</text:span> </text:p>
      <text:p text:style-name="P2"><text:span text:style-name="T1">- Abstract. “The effect of soil temperature was particularly pronounced in sites with high soil moisture.” What makes you certain that it is not a pure effect of moisture rather than of temperature?</text:span><text:line-break/><text:span text:style-name="T1">- Abstract. “plants surrounded by fewer and later-flowering neighbors.” I have the impression this should be “more and later-flowering neighbors” based on the </text:span><office:annotation office:name="__Annotation__876_3492488681" loext:resolved="false"><dc:creator>Alicia Valdés</dc:creator><dc:date>2021-03-22T12:44:25</dc:date><meta:creator-initials>AV</meta:creator-initials><text:p><text:span text:style-name="T13">But we should look at the interaction effect: Neighbor density </text:span><text:span text:style-name="T14"></text:span><text:span text:style-name="T15">Neighbor phenology.</text:span></text:p><text:p><text:span text:style-name="T15">The statement is correct (see Fig. 3A in JanimEcol paper)</text:span></text:p></office:annotation><text:span text:style-name="T1">borderline significant positive effect of neighbor density on egg occurrence seen in Table A2</text:span><office:annotation-end office:name="__Annotation__876_3492488681"/><text:span text:style-name="T1">. See also my comments regarding line 226–228, 279, and 289.</text:span><text:line-break/><text:span text:style-name="T1">- Line 14. “they have not been explored” is a strong statement. I would be surprised if really no-one else has ever considered this, so either be really sure about this, or tone down the statement.</text:span><text:line-break/><text:span text:style-name="T1">- Line 27. “community composition”. Do you mean of plants or of interacting organisms or both?</text:span><text:line-break/><text:span text:style-name="T1">- Line 31. Suggestion to condense sentence as: “Taken together, this means that identifying both the direct and complex indirect effects of variation in microclimate is important for understanding within-population variation in plant reproductive performance.”</text:span><text:line-break/><text:span text:style-name="T1">- Line 41. Suggest changing to “The density ... also influences ...”.</text:span><text:line-break/><text:span text:style-name="T1">- Line 42. I assume you mean few neighboring flowers (density effect) that are mostly late-flowering (phenology effect), rather than neighboring flowers of which few are late-flowering, so mostly early-flowering neighbors. If so, I would add a comma for clarity: “few, late-flowering”.</text:span><text:line-break/><text:span text:style-name="T1">- Line 56. 45 cm in what? height?</text:span><text:line-break/><text:span text:style-name="T1">- Line 60. Either capitalize species names or do not, but now you do it here, while not for the plant species in line 54.</text:span><text:line-break/><text:span text:style-name="T1">- Line 67. “plant chemicals produced by ants” sounds a little strange. Perhaps just say “chemicals produced by ants or by plants”.</text:span><text:line-break/><text:span text:style-name="T1">- Line 81. How were these 154 plots chosen, at random?</text:span><text:line-break/><text:span text:style-name="T1">- Line 84. “between 29 July and 5 August”. Does this mean each plant was assessed once during this period, or were there multiple dates of measurement, i.e., repeated measures? If each plant was assessed once, but different plants were assessed on different dates, what is the potential for confounding date effects here?</text:span><text:line-break/><text:span text:style-name="T1">- Line 96. “Less” should be “Fewer”, same for line 97.</text:span><text:line-break/><text:span text:style-name="T1">- Line 98 and 99. Again, how often were flowers/fruits counted within each of these time periods? I assume just once given that this period consists of only three days, but this needs to be clarified.</text:span><text:line-break/><text:span text:style-name="T1">- Line 105. I do not understand how you arrive at this number. I read that there were 154 plus 18 occupied plots for a total of 172. Assuming that a square plot has 4 corners, this should total 688 rather than 254 points. Looking up Fig. 1 from the previous paper clarified that you mean intersections of plots rather than corners. I would either include that figure here again or else use a few more words to explain the layout.</text:span><text:line-break/><text:span text:style-name="T1">- Line 141. “location to be predicted” sounds as if the location needed to be predicted rather than the temperature or moisture at that location. I suggest changing to: “distance from the location at which values of soil temperature and moisture were to be predicted to the sampling points”.</text:span><text:line-break/><text:span text:style-name="T1">- Line 146. “univariate linear regressions”. You seem well aware of the potential for spatial autocorrelation in your data, as you take this into account in the kriging procedure described higher. I was a little surprised that spatial structuring of the data was not considered in these analyses, possibly violating the assumption of independence. My suggested course of action would be to first test the residuals of the regressions for spatial autocorrelation at various scales. You used R, so you may want to look for example at the spline.correlog() function of the ncf package. If no significant autocorrelation is detected, no further steps are needed. If there is, you could use a mixed model </text:span><text:soft-page-break/><text:span text:style-name="T1">with an appropriate variance-covariance structure, for example assuming an autoregressive or exponential distance decay among data points, depending on the nature of the observed spatial autocorrelation.</text:span></text:p>
      <text:p text:style-name="P2"><text:span text:style-name="T3">That’s a good point and I think I should do that.</text:span><text:span text:style-name="T1"> </text:span><text:line-break/><text:span text:style-name="T1">- Line 159. While I technically cannot fault this approach, a PCA of only two variables is something you do not see every day. Would it not have been more straightforward to include soil moisture and soil temperature as variables in the SEM, their correlation notwithstanding? I agree that the correlation may cause difficulties for interpretation of the results, but PCs are not the easiest to interpret either.</text:span></text:p>
      <text:p text:style-name="P2"><text:span text:style-name="T3">I agree. Also, the correlation is not so high (around 0.40). I think there was some other reason for the PCA but I cannot remember now. I will try with both variables and also include an interaction between them cause I believe it could be significant in some cases. </text:span><text:line-break/><text:span text:style-name="T1">- Line 167. I would assume neighbor density to also adhere to a Poisson or perhaps negative binomial distribution, but you chose an LM here. Did you check model residuals for normality?</text:span></text:p>
      <text:p text:style-name="P2"><text:span text:style-name="T3">Good point, I am not sure I checked model residuals so I will do and otherwise try with another distribution.</text:span><text:line-break/><text:span text:style-name="T1">- Line 168. Neighbor phenology is an ordinal variable with classes 1, 2, 3, 4, 5, and 6. Treating this as a continuous variable in a model assuming residuals are normally distributed may present problems. I can accept this as I see no very elegant alternative either, but perhaps just reiterate here that a one-unit increase corresponds to a shift of one week in development. I think this argument helps justify why you treated these data as if they were continuous. </text:span><text:span text:style-name="T3">OK</text:span><text:line-break/><text:span text:style-name="T1">- Line 170. You here state the following predictor variables for egg occurrence: plant phenology, ant abundance, and their interaction plus the interaction between neighbor density and neighbor phenology. In Fig. A1, the arrow from ant abundance to egg occurrence is missing. Furthermore, there is an arrow from neighbor phenology to egg occurrence, which is not described here. </text:span><office:annotation office:name="__Annotation__926_3492488681" loext:resolved="false"><dc:creator>Alicia Valdés</dc:creator><dc:date>2021-03-22T13:36:03</dc:date><meta:creator-initials>AV</meta:creator-initials><text:p><text:span text:style-name="T13">Yes, I had both main effects and interactions, I will correct the text</text:span></text:p></office:annotation><text:span text:style-name="T1">I would find it find it most logical to have both the main and interactive effects in both cases.</text:span><office:annotation-end office:name="__Annotation__926_3492488681"/><text:span text:style-name="T1"> </text:span><office:annotation office:name="__Annotation__933_3492488681" loext:resolved="false"><dc:creator>Alicia Valdés</dc:creator><dc:date>2021-03-22T13:36:25</dc:date><meta:creator-initials>AV</meta:creator-initials><text:p><text:span text:style-name="T13">And also include this</text:span></text:p></office:annotation><text:span text:style-name="T1">The arrows going from each PC to egg occurrence are not described either here.</text:span><office:annotation-end office:name="__Annotation__933_3492488681"/><text:span text:style-name="T1"> Please clarify.</text:span><text:line-break/><text:span text:style-name="T1">- Related to previous comment, is there a reason for including the interactions between plant phenology and ant abundance on the one hand and between neighbor density and neighbor phenology on the other, but not other possible interactions? I am not necessarily disagreeing with the proposed pathways, but it may be good to include a line on why these interactions seemed plausible and others did not (e.g. between neighbor density and ant abundance).</text:span></text:p>
      <text:p text:style-name="P2"><text:span text:style-name="T5">I think it was basically </text:span><text:span text:style-name="T7">based on the results of the previous paper. In that one, we had also included the interaction between shoot phenology and neighbour phenology to account for the fact that the relationship between egg distribution and phenology of the focal plant might depend on the phenology of neighbouring host plants, but that was not significant.</text:span><text:line-break/><text:span text:style-name="T1">- Line 170. I am wondering why you chose egg occurrence as in indicator of seed predation, while you actually had data on the number of preyed fruits and the number of developed seeds per preyed fruit, which I assume also gives you an idea of the number of non-developed seeds per preyed fruit. Please explain. In that sense, </text:span><office:annotation office:name="__Annotation__946_3492488681" loext:resolved="false"><dc:creator>Alicia Valdés</dc:creator><dc:date>2021-03-22T13:39:10</dc:date><meta:creator-initials>AV</meta:creator-initials><text:p><text:span text:style-name="T13">Change to “occurrence of oviposition”</text:span></text:p></office:annotation><text:span text:style-name="T1">“occurrence of seed predation”</text:span><office:annotation-end office:name="__Annotation__946_3492488681"/><text:span text:style-name="T1"> in line 151 or line 326 may be slightly misleading. I can imagine not all eggs actually hatch, so that some shoots with eggs did not have seed predation.</text:span></text:p>
      <text:p text:style-name="P2"><text:span text:style-name="T5">Hmmm</text:span><text:span text:style-name="T7">… because we expect effects of phenology and context on the oviposition behavior of butterflies? Some other variables might determine if an egg hatches or not (maybe also microclimate??), but that would be another step in the path analysis (from egg occurrence / egg number to actual predation).</text:span><text:line-break/><text:span text:style-name="T1">- Line 177. I am not a fan of stepwise removals of paths in SEM to improve a model, unless each new model is validated with independently collected data. Quoting Jim Grace’s book on SEM: “Results based on a modified model must be considered provisional. Thus, it is not proper to present results of an analysis based on a modified model and claim that the resulting model has been adequately evaluated. When a single data set is used, only the initial model is subjected to a confirmatory assessment, the modified model is actually “fitted” to the data. Where sufficient </text:span><text:soft-page-break/><text:span text:style-name="T1">samples are available, multiple evaluations can be conducted by splitting a data set, with each half being examined separately”. That being said, the fact that your full model was as good as any of the modified models shows that each of your hypothesized paths is supported by the data rather well.</text:span></text:p>
      <text:p text:style-name="P2"><text:span text:style-name="T3">OK, so maybe not a big issue here.</text:span><text:line-break/><text:span text:style-name="T1">- Line 186. I think we can debate whether “no causal relationships between them appeared meaningful”. When looking at Fig. A1, I was already wondering why for example no path was included from neighbor phenology to focal plant phenology, as I would not be surprised that flowering plants emit volatiles that trigger the onset of flowering in neighboring plants. I could also imagine a higher density to result in more such volatiles. Then again, as a regular user of SEM I fully realize that you can come up with myriad logical or less logical path diagrams for a given set of variables, so I do not blame you for not including these paths, as they seem more tangential than the ones included. Perhaps you could just rephrase along the lines of “as we were uncertain regarding the direction of any potential underlying causal relationship”.</text:span></text:p>
      <text:p text:style-name="P2"><text:span text:style-name="T3">OK, I agree. The path from neighbor phenology to focal plant phenology via volatiles looks interesting, but not sure we want to add more hypotheses to test. </text:span><text:line-break/><text:span text:style-name="T1">- Line 185. “The test of direct separation suggested several missing paths between variables.” This means the d-separation test had a P-value smaller than 0.05, right? Perhaps add this P-value in between parentheses for added clarity.</text:span></text:p>
      <text:p text:style-name="P2"><text:span text:style-name="T3">Yes, OK.</text:span><text:line-break/><text:span text:style-name="T1">- Line 187. Is “model 2)” just the model with the added residual correlations? This is not entirely clear.</text:span></text:p>
      <text:p text:style-name="P2"><text:span text:style-name="T3">No, model 2 is the component model</text:span><text:span text:style-name="T4"> 2) of the SEM (a generalized linear model (GLM) with a negative binomial error distribution with ant abundance as the response variable and PC1 and PC2 as predictor variables). I should make this clearer.</text:span><text:line-break/><text:span text:style-name="T1">- Line 188. I see the problem here but wonder how useful coefficients of an LM are if the assumptions of such an LM are clearly violated. Personally, I have no real issue with unstandardized coefficients. This is just a thought, no need to alter this.</text:span></text:p>
      <text:p text:style-name="P2"><text:span text:style-name="T3">OK.</text:span><text:line-break/><text:span text:style-name="T1">- After having read this description of the SEM, which clearly has been given serious thought, I am afraid I must make the same comment as for the univariate linear regressions in line 146: these data are not independent, but stem from a spatially structured population, opening up the very real possibility of spatial autocorrelation. Again, a good first step would be testing for this spatial autocorrelation, and perhaps it is not significant and can safely be ignored. If not, the good thing about piecewise SEM is that its flexibility would enable you to include more complex linear models to account for spatial autocorrelation.</text:span></text:p>
      <text:p text:style-name="P2"><text:span text:style-name="T3">Again a good point and something to be done. I guess the reason for not doing it from the beginning was that including spatial autocorrelation in the models fit in the previous paper did not change things a lot. But I agree that it is good to check here as well.</text:span><text:line-break/><text:span text:style-name="T1">- Line 201. This would be the second SEM, which included the correlated errors, right?</text:span></text:p>
      <text:p text:style-name="P2"><text:span text:style-name="T3">YES</text:span><text:line-break/><text:span text:style-name="T1">- Line 202. This statement is strange given the very weak direct effects of PC1 and PC2 on seeds per flower as per Table A2. I would consider this no effect rather than a negative effect, let alone a strong negative effect.</text:span></text:p>
      <text:p text:style-name="P2"><text:span text:style-name="T3">We are referring here to the total effects (shown in Table 1). I should make this clear. </text:span><text:line-break/><text:span text:style-name="T1">- Line 206. Oviposition does not equal predation.</text:span></text:p>
      <text:p text:style-name="P2"><text:span text:style-name="T3">True, check this throughout the ms.</text:span><text:line-break/><text:span text:style-name="T1">- Line 215–217. These lines can perhaps be summarized as: “In other words, plants flowered earlier in drier sites, regardless of temperature”.</text:span><text:line-break/><text:span text:style-name="T1">- Line 220. I suggest changing to “significant positive interaction between the effects of plant phenology and ant abundance”.</text:span><text:line-break/><text:span text:style-name="T1">- Line 225. If the PC1 and PC2 have opposite effects, and both signify higher temperatures but opposite trends in moisture, then the difference should be due moisture and not temperature, no? </text:span><text:soft-page-break/><text:span text:style-name="T1">This could already be clarified here perhaps.</text:span><text:line-break/><text:span text:style-name="T1">- Line 226–228. This is a lot to unpack. I had to make a little 3D-sketch with three axes to understand what is going on (perhaps you could actually make a nice figure like that and add it as a supplementary file). It looks like the slope of density for phenology = 0 (zo very late flowers) is strongly positive. The p-value is 0.05 so you may even want to include it in the graph, as depending on rounding this may be significant. Thus, for late-flowering plants, high density results in high egg occurrence, unlike what you wrote here (unless I am missing something). For density = 0, the slope of phenology is negative but nearly zero, so no effect. The significant negative interaction implies that if you go up in phenology (so earlier flowering), the positive effect of density is weakened. Based on the standardized coefficients, I would guess it is almost reduced to flat line or zero slope by the time you reach the earliest-flowering phenology. The summary here would be: neighbor density increases egg occurrence but only if these neighbors are of the late-flowering type. Please correct or adjust these lines to clarify this. At the minimum, the “few” in line 226 to me seems like it should read “many” given the positive effect of neighbor density.</text:span></text:p>
      <text:p text:style-name="P2"><text:span text:style-name="T3">Not sure I understand the reasoning, I have to think a bit more about this.</text:span><text:line-break/><text:span text:style-name="T1">- Line 251–253. This is a result, so I would move it to the results section, and then refer to Table 1. Furthermore, looking at that table, I could argue that the effect of PC1 is negligible, especially the total indirect effect, which has a coefficient of -0.001. I assume these are calculated off of the standardized coefficients? I would add this info to the Table header. In other words, if PC1 has few net effects on reproductive output of the plant, but PC2 has a clear negative effect, then I would interpret this as a strong negative effect of soil moisture. Would you agree, and if so, could you highlight this better in the discussion?</text:span></text:p>
      <text:p text:style-name="P2"><text:span text:style-name="T3">OK, see after making the analysis with temperature and moisture instead of the PCA axes.</text:span><text:line-break/><text:span text:style-name="T1">- Line 264. “Plants flowered earlier in warm microsites if the soil moisture content was low, but later if moisture was high” Was this unique to warm microsites? I would assume that the different effect of PC1 and PC2 on phenology, given that both represent increasing temperatures, should be wholly due to the different correlation of soil moisture with both axes. If so, then this trend may also be observed in the colder sites. I also reiterate my comment regarding line 159 here: would it not have been easier to model the effects of moisture and temperature directly in the SEM, possibly allowing them to interact? You seem to want PCA axes because they are orthogonal, but the other variables in your model are not likely to be orthogonal either.</text:span></text:p>
      <text:p text:style-name="P2"><text:span text:style-name="T3">Yes, easier to model them separately and include the interaction.</text:span><text:line-break/><text:span text:style-name="T1">- Line 279. Should this not be “higher neighbor density”?. See also comment regarding line 226–228.</text:span></text:p>
      <text:p text:style-name="P2"><text:span text:style-name="T3">No, because we look at the interaction effect.</text:span><text:line-break/><text:span text:style-name="T1">- Line 282. I suggest changing “by that” to “by the fact that”.</text:span><text:line-break/><text:span text:style-name="T1">- Line 283. As I see it, the earlier phenology indeed acted to decrease the incidence of attacks but only by weakening the positive density effect on egg occurrence, not in and of itself.</text:span><text:line-break/><text:span text:style-name="T1">- Line 289. Could it be that this should read “more” rather than “fewer”? See also comments regarding line 279 and 226–228.</text:span></text:p>
      <text:p text:style-name="P2"><text:span text:style-name="T3">No, because we look at the interaction effect. We should explain this better.</text:span><text:line-break/><text:span text:style-name="T1">- Line 307. “a powerful way to identify the environmental causes”. I was waiting for this as I see it in the majority of studies using SEM based solely on observational data. SEM, while indeed a powerful tool to gather support for hypotheses about causation, is not a replacement for experimental manipulations. One does not exclude the other by the way, there is fertile ground in manipulating the exogenous variables of SEMs. In this case, you could have used a near-identical SEM, but with a high and low temperature and/or moisture treatment for example. All this being said, I would tone this down a notch. Perhaps just writing “identify plausible environmental causes” would already do the trick.</text:span></text:p>
      <text:p text:style-name="P2"><text:span text:style-name="T3">OK.</text:span><text:line-break/><text:span text:style-name="T1">- Line 321. I suggest changing “where” to “for which”.</text:span><text:line-break/><text:span text:style-name="T1">- Line 284. I suggest changing “it was shown” to “it was similarly shown”.</text:span><text:line-break/><text:soft-page-break/><text:span text:style-name="T1">- Line 323. Fig. 2. I kept finding myself scrolling down to Fig. A1 when reading the results to remember myself of which paths were actually included but not significant versus not included in the SEM. I suggest you add gray or dotted arrows (without coefficients) for the non-significant paths, which would solve this issue.</text:span> </text:p>
      <text:p text:style-name="P2"><text:span text:style-name="T8">See later depending on how complicated the final figure with temperature, moisture and their interaction gets!</text:span><text:span text:style-name="T9"> </text:span></text:p>
      <text:p text:style-name="P3"/>
      <text:p text:style-name="P2">Comments from the other reviewer that we maybe should address:</text:p>
      <text:p text:style-name="P3"/>
      <text:p text:style-name="P5">No effort was done to collect data on the plant level (instead of the shoot level), which is the level at which reproductive output should be measured, and the level that is relevant in terms of microclimate (or micro-environment).</text:p>
      <text:p text:style-name="P7">Clarify more the reasons why we used shoots and not plants (relevant for butterflies).</text:p>
      <text:p text:style-name="P4"/>
      <text:p text:style-name="P5">soil measurements at one time point are interpreted as microclimate. Microclimate is the product of temperature, precipitation, wind, sun, slope and many more local environmental factors, so it is inappropriate to use this terminology.</text:p>
      <text:p text:style-name="P7">Acknowledge limitations of our measures but still show that they are relevant.</text:p>
      <text:p text:style-name="P3"/>
      <text:p text:style-name="P5">Reproductive success is presented as the amount of seeds per flower, but surely one flower does not</text:p>
      <text:p text:style-name="P18">represent plant reproductive success. Without data on total reproductive success (across flowers</text:p>
      <text:p text:style-name="P18">and shoots), this study provides little contribution to our understanding of how micro-environmental</text:p>
      <text:p text:style-name="P5">variation impacts plant reproductive traits.</text:p>
      <text:p text:style-name="P7">We do not use seed counts in one flower. Maybe clarify more our measure and acknowledge its limitations.</text:p>
      <text:p text:style-name="P5"/>
      <text:p text:style-name="P5">Assessments were on the shoot level, with serious pseudoreplication among shoots within</text:p>
      <text:p text:style-name="P5">plants.</text:p>
      <text:p text:style-name="P7">There was no pseudoreplication among shoots within plants, because when we chose shoots to measure plant reproductive performance, we made sure to select five shoots per subplot which belonged to different plants. Maybe make this even clearer on the text. </text:p>
      <text:p text:style-name="P6"/>
      <text:p text:style-name="P15">no effort was done to show what is already know about effects of micro-environment on these</text:p>
      <text:p text:style-name="P1"><text:span text:style-name="T11">various processes in the species under study (</text:span><text:span text:style-name="T12">G. pneumonanthe</text:span><text:span text:style-name="T11">). That is a huge literature gap that</text:span></text:p>
      <text:p text:style-name="P9">needs to be filled, for which there is ample room because the introduction is extremely short.</text:p>
      <text:p text:style-name="P7">Look for references on this.</text:p>
      <text:p text:style-name="P7"/>
      <text:p text:style-name="P9">The number of reproductive shoots per plant was not reported, while clearly it is a key factor for the reproductive output of a plant.</text:p>
      <text:p text:style-name="P7">Should we try to somehow include number of shoots (we have the value of how many shoots the plant had for each focal shoot) in our reproductive performance measure? Not sure how...</text:p>
      <text:p text:style-name="P7"/>
      <text:p text:style-name="P9">For one shoot (and thus one plant), you counted the seeds from one intact and if available one preyed fruit, while (i) one gentian plant can have tens of flowers (even more than a hundred), (ii) the number of seeds per flower can vary dramatically between flowers within and between shoots of the same plant, and (iii) the proportion of intact vs preyed fruits can vary dramatically between shoots within and between plants. So there is no possible way in which such data can be representative for plant reproductive performance!</text:p>
      <text:p text:style-name="P5"/>
      <text:p text:style-name="P2"><text:span text:style-name="T11">On top of that, you average the number of seeds across intact a</text:span><text:span text:style-name="T10">nd preyed fruits, taking away any</text:span></text:p>
      <text:p text:style-name="P9">possibility of testing the impact of predation on seed output.</text:p>
      <text:p text:style-name="P9"/>
      <text:p text:style-name="P7">Is there a better measure we could use? We could get the number of seeds in intact fruits (n seeds per intact fruit x n fruits) and the number of seeds in predated fruits (n seeds per predated fruit x n predated fruits), and divide each of that by the number of flowers – but then we have two measures. </text:p>
      <text:p text:style-name="P7"/>
      <text:p text:style-name="P7"><text:soft-page-break/>Check Oostermeijer’s papers to get an idea of a better measure to use.</text:p>
      <text:p text:style-name="Standard"><text:reference-mark-start text:name="ZOTERO_ITEM CSL_CITATION {&quot;citationID&quot;:&quot;jVOklIgT&quot;,&quot;properties&quot;:{&quot;formattedCitation&quot;:&quot;(Oostermeijer et al., 1998)&quot;,&quot;plainCitation&quot;:&quot;(Oostermeijer et al., 1998)&quot;,&quot;noteIndex&quot;:0},&quot;citationItems&quot;:[{&quot;id&quot;:4710,&quot;uris&quot;:[&quot;http://zotero.org/users/624279/items/VNXZ3JNU&quot;],&quot;uri&quot;:[&quot;http://zotero.org/users/624279/items/VNXZ3JNU&quot;],&quot;itemData&quot;:{&quot;id&quot;:4710,&quot;type&quot;:&quot;article-journal&quot;,&quot;abstract&quot;:&quot;We investigated the relationships among a number of population and site characteristics and the ovule and seed production and seed set in 17 populations of the rare, self-compatible, bumblebee-pollinated perennial Gentiana pneumonanthe L. in the Netherlands. Population size and offspring heterozygosity were used as population properties; grass and heath cover, soil concentrations of various ions, soil acidity (pH), and soil moisture were used as habitat characteristics. Our aim was to find out how important population size and genetic variation are for the seed production of a rare plant, when accounting for a number of habitat parameters that might also be important for successful reproduction. Correlation coefficients between population and habitat characteristics showed that sites with low soil moisture and higher concentrations of most nutrients have a higher cover of grasses and a low cover of heath species. At such sites the population size of G. pneumonanthe was small and offspring heterozygosity was low. The number of ovules per fruit (a component of reproductive effort) was negatively associated with heterozygosity, phosphorus, and pH and positively associated with calcium, potassium, SO4, NH4, and electric conductivity. Total vegetation cover correlated positively with the variation in ovule production among individuals. Seed set and number of viable seeds per fruit, indicators of the success of fertilization and seed maturation, correlated positively with population size, the cover of co-flowering heath species, and the same group of nutrients that (independently) had a positive effect on ovule production. A high NO2 concentration might be toxic because it had a negative effect on the number of viable seeds. Seed weight seemed to be independent of any population or habitat parameter. Besides lower mean values, we also found more variation in reproductive success among individuals in smaller populations. We conclude that plants in small populations of G. pneumonanthe have a similar reproductive potential per flower but have lower seed production and a higher uncertainty of successful reproduction than plants in large populations. Genetic variation was apparently not very important. In addition to population size, habitat characteristics also seemed to be important for seed production and seed set. The most important factors were the facilitating effect of the presence of other insect-pollinated species and the concentrations of specific nutrients in the soil. To restore small populations, we advise small-scale sod cutting around the remaining reproductive individuals. This simultaneously allows germination and seedling establishment of G. pneumonanthe, removes soil nutrients, and restores the cover of pollinator-attracting heath species at the cost of grasses.  Relaciones entre Características Poblacionales y del Habitat y la Reproducción de la Especie Rara Gentiana pneumonanthe L.  Investigamos las relaciones entre un número determinado de características poblacionales y de sitio y la producción de óvulos y semillas en 17 poblaciones de la especie de hierba rara, autocompatible, polinizada por abejas y perenne Gentiana pneumonanthe L. en los Países Bajos. Utilizamos el tamaño poblacional y la heterocigosidad de la progenie como propiedades poblacionales, la cobertura de gramíneas y ericáceas en Ia vegetación y la concentración de algunas sustancias nutritivas en el suelo fueron usadas como características bióticas y abióticas del hábitat. Nuestra meta fue la de encontrar que tanta importancia tienen el tamaño poblacional y la variación genética en la producción de semillas de una planta rara, tomando en consideración un número de parámetros del hábitat que pueden ser importantes para una reproducción exitosa. Los coeficientes de correlación entre las características poblacionales y del hábitat mostraron que los sitios con grado de humedad bajo y concentraciones de nutrientes altas tienen una cobertura de grarmíneas elevada y de ericáceas reducida. En tales sitios, el tamaño poblacional de G. pneumonanthe es más pequeño y la heterocigosidad de las progenies es más baja. La producción potencial de semillas (medida en forma de número de óvulos por fruto) tenía una relación negativa con la heterocigosidad, la concentración de P y el pH del suelo y una relación positiva con las concentraciones de Ca, K, SO4 y NH4 y la conductividad eléctrica. Se encontró una correlación positiva entre la variación del número de óvulos y la cobertura total de la vegetación. El éxito de la fecundación y la maduración de semillas estuvo correlacionado positivamente con el tamaño poblacional, la cobertura de las ericáceas (que florecen simultáneamente) en la vegetación y el mismo grupo de nutrientes que (independientemente) surtían efecto positivo en el número de óvulos. La concentración de NO2 en el suelo mostró una correlación negativa con el número de semillas viables. También Ia variación en el éxito reproductivo fue más alta en las poblaciones pequeñas. No se encontró relación significativa entre el peso de las semillas y alguna de las características de la población o del hábitat. En base a relaciones observadas, concluimos que las poblaciones pequeñas de Gentiana pneumonanthe tienen el mismo potencial reproductivo por flor, pero tienen una menor producción de semillas y una mayor incertidumbre reproductiva en comparación con las poblaciones grandes. Los factores importantes para el éxito reproductivo son el tamaño poblacional, el efecto facilitador de la presencia de otras especies de hierbas polinizadas por insectos y la disponibilidad de sustancias nutritivas específicas en el suelo. Recomendamos la eliminación en pequeña escala del césped en los alrededores de los adultos reproductivos remanentes para restaurar pequeñas poblaciones. Este método hace posible al mismo tiempo la germinación y el establecimiento de individuos nuevos, remueve nutrientes del suelo y restablece la covertura de especies atrayentes de polinizadores.&quot;,&quot;container-title&quot;:&quot;Conservation Biology&quot;,&quot;DOI&quot;:&quot;10.1046/j.1523-1739.1998.97090.x&quot;,&quot;ISSN&quot;:&quot;1523-1739&quot;,&quot;issue&quot;:&quot;5&quot;,&quot;journalAbbreviation&quot;:&quot;Conservation Biology&quot;,&quot;language&quot;:&quot;en&quot;,&quot;page&quot;:&quot;1042-1053&quot;,&quot;source&quot;:&quot;Wiley Online Library&quot;,&quot;title&quot;:&quot;Relationships between population and habitat characteristics and reproduction of the rare Gentiana pneumonanthe L.&quot;,&quot;volume&quot;:&quot;12&quot;,&quot;author&quot;:[{&quot;family&quot;:&quot;Oostermeijer&quot;,&quot;given&quot;:&quot;J. Gerard B.&quot;},{&quot;family&quot;:&quot;Luijten&quot;,&quot;given&quot;:&quot;Sheila H.&quot;},{&quot;family&quot;:&quot;Křenová&quot;,&quot;given&quot;:&quot;Zdenka V.&quot;},{&quot;family&quot;:&quot;Den Nijs&quot;,&quot;given&quot;:&quot;Hans C. M.&quot;}],&quot;issued&quot;:{&quot;date-parts&quot;:[[&quot;1998&quot;]]}}}],&quot;schema&quot;:&quot;https://github.com/citation-style-language/schema/raw/master/csl-citation.json&quot;} RNDLZWXCRUhaz"/>(Oostermeijer et al., 1998)<text:reference-mark-end text:name="ZOTERO_ITEM CSL_CITATION {&quot;citationID&quot;:&quot;jVOklIgT&quot;,&quot;properties&quot;:{&quot;formattedCitation&quot;:&quot;(Oostermeijer et al., 1998)&quot;,&quot;plainCitation&quot;:&quot;(Oostermeijer et al., 1998)&quot;,&quot;noteIndex&quot;:0},&quot;citationItems&quot;:[{&quot;id&quot;:4710,&quot;uris&quot;:[&quot;http://zotero.org/users/624279/items/VNXZ3JNU&quot;],&quot;uri&quot;:[&quot;http://zotero.org/users/624279/items/VNXZ3JNU&quot;],&quot;itemData&quot;:{&quot;id&quot;:4710,&quot;type&quot;:&quot;article-journal&quot;,&quot;abstract&quot;:&quot;We investigated the relationships among a number of population and site characteristics and the ovule and seed production and seed set in 17 populations of the rare, self-compatible, bumblebee-pollinated perennial Gentiana pneumonanthe L. in the Netherlands. Population size and offspring heterozygosity were used as population properties; grass and heath cover, soil concentrations of various ions, soil acidity (pH), and soil moisture were used as habitat characteristics. Our aim was to find out how important population size and genetic variation are for the seed production of a rare plant, when accounting for a number of habitat parameters that might also be important for successful reproduction. Correlation coefficients between population and habitat characteristics showed that sites with low soil moisture and higher concentrations of most nutrients have a higher cover of grasses and a low cover of heath species. At such sites the population size of G. pneumonanthe was small and offspring heterozygosity was low. The number of ovules per fruit (a component of reproductive effort) was negatively associated with heterozygosity, phosphorus, and pH and positively associated with calcium, potassium, SO4, NH4, and electric conductivity. Total vegetation cover correlated positively with the variation in ovule production among individuals. Seed set and number of viable seeds per fruit, indicators of the success of fertilization and seed maturation, correlated positively with population size, the cover of co-flowering heath species, and the same group of nutrients that (independently) had a positive effect on ovule production. A high NO2 concentration might be toxic because it had a negative effect on the number of viable seeds. Seed weight seemed to be independent of any population or habitat parameter. Besides lower mean values, we also found more variation in reproductive success among individuals in smaller populations. We conclude that plants in small populations of G. pneumonanthe have a similar reproductive potential per flower but have lower seed production and a higher uncertainty of successful reproduction than plants in large populations. Genetic variation was apparently not very important. In addition to population size, habitat characteristics also seemed to be important for seed production and seed set. The most important factors were the facilitating effect of the presence of other insect-pollinated species and the concentrations of specific nutrients in the soil. To restore small populations, we advise small-scale sod cutting around the remaining reproductive individuals. This simultaneously allows germination and seedling establishment of G. pneumonanthe, removes soil nutrients, and restores the cover of pollinator-attracting heath species at the cost of grasses.  Relaciones entre Características Poblacionales y del Habitat y la Reproducción de la Especie Rara Gentiana pneumonanthe L.  Investigamos las relaciones entre un número determinado de características poblacionales y de sitio y la producción de óvulos y semillas en 17 poblaciones de la especie de hierba rara, autocompatible, polinizada por abejas y perenne Gentiana pneumonanthe L. en los Países Bajos. Utilizamos el tamaño poblacional y la heterocigosidad de la progenie como propiedades poblacionales, la cobertura de gramíneas y ericáceas en Ia vegetación y la concentración de algunas sustancias nutritivas en el suelo fueron usadas como características bióticas y abióticas del hábitat. Nuestra meta fue la de encontrar que tanta importancia tienen el tamaño poblacional y la variación genética en la producción de semillas de una planta rara, tomando en consideración un número de parámetros del hábitat que pueden ser importantes para una reproducción exitosa. Los coeficientes de correlación entre las características poblacionales y del hábitat mostraron que los sitios con grado de humedad bajo y concentraciones de nutrientes altas tienen una cobertura de grarmíneas elevada y de ericáceas reducida. En tales sitios, el tamaño poblacional de G. pneumonanthe es más pequeño y la heterocigosidad de las progenies es más baja. La producción potencial de semillas (medida en forma de número de óvulos por fruto) tenía una relación negativa con la heterocigosidad, la concentración de P y el pH del suelo y una relación positiva con las concentraciones de Ca, K, SO4 y NH4 y la conductividad eléctrica. Se encontró una correlación positiva entre la variación del número de óvulos y la cobertura total de la vegetación. El éxito de la fecundación y la maduración de semillas estuvo correlacionado positivamente con el tamaño poblacional, la cobertura de las ericáceas (que florecen simultáneamente) en la vegetación y el mismo grupo de nutrientes que (independientemente) surtían efecto positivo en el número de óvulos. La concentración de NO2 en el suelo mostró una correlación negativa con el número de semillas viables. También Ia variación en el éxito reproductivo fue más alta en las poblaciones pequeñas. No se encontró relación significativa entre el peso de las semillas y alguna de las características de la población o del hábitat. En base a relaciones observadas, concluimos que las poblaciones pequeñas de Gentiana pneumonanthe tienen el mismo potencial reproductivo por flor, pero tienen una menor producción de semillas y una mayor incertidumbre reproductiva en comparación con las poblaciones grandes. Los factores importantes para el éxito reproductivo son el tamaño poblacional, el efecto facilitador de la presencia de otras especies de hierbas polinizadas por insectos y la disponibilidad de sustancias nutritivas específicas en el suelo. Recomendamos la eliminación en pequeña escala del césped en los alrededores de los adultos reproductivos remanentes para restaurar pequeñas poblaciones. Este método hace posible al mismo tiempo la germinación y el establecimiento de individuos nuevos, remueve nutrientes del suelo y restablece la covertura de especies atrayentes de polinizadores.&quot;,&quot;container-title&quot;:&quot;Conservation Biology&quot;,&quot;DOI&quot;:&quot;10.1046/j.1523-1739.1998.97090.x&quot;,&quot;ISSN&quot;:&quot;1523-1739&quot;,&quot;issue&quot;:&quot;5&quot;,&quot;journalAbbreviation&quot;:&quot;Conservation Biology&quot;,&quot;language&quot;:&quot;en&quot;,&quot;page&quot;:&quot;1042-1053&quot;,&quot;source&quot;:&quot;Wiley Online Library&quot;,&quot;title&quot;:&quot;Relationships between population and habitat characteristics and reproduction of the rare Gentiana pneumonanthe L.&quot;,&quot;volume&quot;:&quot;12&quot;,&quot;author&quot;:[{&quot;family&quot;:&quot;Oostermeijer&quot;,&quot;given&quot;:&quot;J. Gerard B.&quot;},{&quot;family&quot;:&quot;Luijten&quot;,&quot;given&quot;:&quot;Sheila H.&quot;},{&quot;family&quot;:&quot;Křenová&quot;,&quot;given&quot;:&quot;Zdenka V.&quot;},{&quot;family&quot;:&quot;Den Nijs&quot;,&quot;given&quot;:&quot;Hans C. M.&quot;}],&quot;issued&quot;:{&quot;date-parts&quot;:[[&quot;1998&quot;]]}}}],&quot;schema&quot;:&quot;https://github.com/citation-style-language/schema/raw/master/csl-citation.json&quot;} RNDLZWXCRUhaz"/></text:p>
      <text:p text:style-name="P8">Number of ovules per fruit (a component of reproductive effort)</text:p>
      <text:p text:style-name="P8">Seed set and number of viable seeds per fruit, indicators of the success of fertilization and seed maturation</text:p>
      <text:p text:style-name="P8">Seed weight</text:p>
      <text:p text:style-name="P8"/>
      <text:p text:style-name="P14">reproductive investment = n ovules per fruit</text:p>
      <text:p text:style-name="P14">reproductive output = n viable seeds per fruit</text:p>
      <text:p text:style-name="P14">reproductive success = seed set per fruit and seed weight per fruit</text:p>
      <text:p text:style-name="P8"/>
      <text:p text:style-name="P5">please do not refer to “plant phenology” but to “shoot phenology” or simply “phenology”</text:p>
      <text:p text:style-name="P7"/>
      <text:p text:style-name="P17">OK</text:p>
      <text:p text:style-name="P5"/>
      <text:p text:style-name="P9">why not separating seed count of preyed flowers from seed count of intact flowers so that at least you can assess the impact of predation on seed count?</text:p>
      <text:p text:style-name="P10"/>
      <text:p text:style-name="P17">But how to include this in the SE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face style:name="Lato-Regular" svg:font-family="Lato-Regular" style:font-family-generic="roman"/>
    <style:font-face style:name="Liberation Serif" svg:font-family="'Liberation Serif'" style:font-family-generic="roman"/>
    <style:font-face style:name="Symbol1" svg:font-family="Symbol" style:font-family-generic="roman"/>
    <style:font-face style:name="Times New Roman" svg:font-family="'Times New Roman'" style:font-family-generic="roman"/>
    <style:font-face style:name="Adobe Garamond Pro" svg:font-family="'Adobe Garamond Pr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fo:font-size="12pt" fo:language="en" fo:country="US"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Times New Roman" fo:font-family="'Times New Roman'" style:font-family-generic="roman" fo:font-size="12pt" style:font-name-asian="Microsoft YaHei" style:font-family-asian="'Microsoft YaHei'" style:font-family-generic-asian="system" style:font-pitch-asian="variable" style:font-size-asian="12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Times New Roman" fo:font-family="'Times New Roman'" style:font-family-generic="roman"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name-complex="Lucida Sans" style:font-family-complex="'Lucida 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2:32:47</meta:creation-date>
    <meta:initial-creator>Alicia Valdés</meta:initial-creator>
    <dc:language>en-US</dc:language>
    <dc:creator>Alicia Valdés</dc:creator>
    <dc:date>2021-03-29T14:13:08.534000000</dc:date>
    <meta:editing-cycles>23</meta:editing-cycles>
    <meta:editing-duration>PT3H17M43S</meta:editing-duration>
    <meta:generator>LibreOffice/7.1.1.2$Windows_X86_64 LibreOffice_project/fe0b08f4af1bacafe4c7ecc87ce55bb426164676</meta:generator>
    <meta:document-statistic meta:table-count="0" meta:image-count="0" meta:object-count="0" meta:page-count="7" meta:paragraph-count="58" meta:word-count="4178" meta:character-count="24673" meta:non-whitespace-character-count="20540"/>
    <meta:user-defined meta:name="AppVersion">15.0000</meta:user-defined>
    <meta:user-defined meta:name="ZOTERO_PREF_1">&lt;data data-version="3" zotero-version="5.0.96"&gt;&lt;session id="3oq4yLIL"/&gt;&lt;style id="http://www.zotero.org/styles/journal-of-ecology" hasBibliography="1" bibliographyStyleHasBeenSet="0"/&gt;&lt;prefs&gt;&lt;pref name="fieldType" value="ReferenceMark"/&gt;&lt;/prefs&gt;&lt;/data&gt;</meta:user-defined>
  </office:meta>
</office:document-meta>
</file>